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>
      <style:text-properties fo:font-size="26pt" style:font-size-asian="26pt" style:font-size-complex="26pt"/>
    </style:style>
    <style:style style:name="P2" style:family="paragraph" style:parent-style-name="Standard">
      <style:text-properties officeooo:rsid="0013bc8c" officeooo:paragraph-rsid="0013bc8c"/>
    </style:style>
    <style:style style:name="P3" style:family="paragraph" style:parent-style-name="Standard">
      <style:paragraph-properties fo:text-align="center" style:justify-single-word="false"/>
      <style:text-properties officeooo:rsid="0013bc8c" officeooo:paragraph-rsid="0013bc8c"/>
    </style:style>
    <style:style style:name="P4" style:family="paragraph" style:parent-style-name="Standard">
      <style:text-properties officeooo:rsid="0013bc8c" officeooo:paragraph-rsid="00155e96"/>
    </style:style>
    <style:style style:name="P5" style:family="paragraph" style:parent-style-name="Standard">
      <style:text-properties officeooo:rsid="0013bc8c" officeooo:paragraph-rsid="00193cb4"/>
    </style:style>
    <style:style style:name="P6" style:family="paragraph" style:parent-style-name="Standard">
      <style:text-properties officeooo:rsid="0013bc8c" officeooo:paragraph-rsid="0019447d"/>
    </style:style>
    <style:style style:name="P7" style:family="paragraph" style:parent-style-name="Standard">
      <style:text-properties fo:font-style="italic" officeooo:rsid="0013bc8c" officeooo:paragraph-rsid="0013bc8c" style:font-style-asian="italic" style:font-style-complex="italic"/>
    </style:style>
    <style:style style:name="P8" style:family="paragraph" style:parent-style-name="Standard">
      <style:text-properties officeooo:rsid="00155e96" officeooo:paragraph-rsid="00155e96"/>
    </style:style>
    <style:style style:name="P9" style:family="paragraph" style:parent-style-name="Standard">
      <style:text-properties officeooo:rsid="00155e96" officeooo:paragraph-rsid="0016367c"/>
    </style:style>
    <style:style style:name="P10" style:family="paragraph" style:parent-style-name="Standard">
      <style:text-properties officeooo:rsid="00155e96" officeooo:paragraph-rsid="00193cb4"/>
    </style:style>
    <style:style style:name="P11" style:family="paragraph" style:parent-style-name="Standard">
      <style:text-properties officeooo:rsid="00155e96" officeooo:paragraph-rsid="0019447d"/>
    </style:style>
    <style:style style:name="P12" style:family="paragraph" style:parent-style-name="Standard">
      <style:text-properties officeooo:rsid="0015dec7" officeooo:paragraph-rsid="0015dec7"/>
    </style:style>
    <style:style style:name="P13" style:family="paragraph" style:parent-style-name="Standard">
      <style:text-properties officeooo:rsid="0015dec7" officeooo:paragraph-rsid="0019447d"/>
    </style:style>
    <style:style style:name="P14" style:family="paragraph" style:parent-style-name="Standard">
      <style:text-properties officeooo:rsid="00193cb4" officeooo:paragraph-rsid="00193cb4"/>
    </style:style>
    <style:style style:name="P15" style:family="paragraph" style:parent-style-name="Standard">
      <style:text-properties style:use-window-font-color="true" fo:font-size="12pt" officeooo:rsid="00193cb4" officeooo:paragraph-rsid="0019447d" style:font-size-asian="12pt" style:font-size-complex="12pt"/>
    </style:style>
    <style:style style:name="P16" style:family="paragraph" style:parent-style-name="Standard">
      <style:text-properties officeooo:rsid="001a5342" officeooo:paragraph-rsid="001a8197"/>
    </style:style>
    <style:style style:name="P17" style:family="paragraph" style:parent-style-name="Standard">
      <style:text-properties officeooo:rsid="001bfefe" officeooo:paragraph-rsid="001bfefe"/>
    </style:style>
    <style:style style:name="P18" style:family="paragraph" style:parent-style-name="Standard">
      <style:text-properties officeooo:rsid="001c4874" officeooo:paragraph-rsid="001c4874"/>
    </style:style>
    <style:style style:name="P19" style:family="paragraph">
      <style:paragraph-properties fo:text-align="center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loext:graphic-properties draw:fill-color="#000000"/>
      <style:paragraph-properties fo:text-align="center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000000"/>
    </style:style>
    <style:style style:name="T1" style:family="text">
      <style:text-properties officeooo:rsid="0013bc8c"/>
    </style:style>
    <style:style style:name="T2" style:family="text">
      <style:text-properties officeooo:rsid="00155e96"/>
    </style:style>
    <style:style style:name="T3" style:family="text">
      <style:text-properties officeooo:rsid="0015dec7"/>
    </style:style>
    <style:style style:name="T4" style:family="text">
      <style:text-properties officeooo:rsid="00193cb4"/>
    </style:style>
    <style:style style:name="T5" style:family="text">
      <style:text-properties fo:color="#6666ff"/>
    </style:style>
    <style:style style:name="T6" style:family="text">
      <style:text-properties fo:color="#6666ff" officeooo:rsid="00155e96"/>
    </style:style>
    <style:style style:name="T7" style:family="text">
      <style:text-properties fo:color="#6666ff" officeooo:rsid="0019447d"/>
    </style:style>
    <style:style style:name="T8" style:family="text">
      <style:text-properties fo:color="#6666ff" officeooo:rsid="001a8197"/>
    </style:style>
    <style:style style:name="T9" style:family="text">
      <style:text-properties fo:color="#33ff99"/>
    </style:style>
    <style:style style:name="T10" style:family="text">
      <style:text-properties fo:color="#33ff99" officeooo:rsid="00155e96"/>
    </style:style>
    <style:style style:name="T11" style:family="text">
      <style:text-properties fo:color="#33ff99" officeooo:rsid="0019447d"/>
    </style:style>
    <style:style style:name="T12" style:family="text">
      <style:text-properties fo:color="#33ff99" officeooo:rsid="001a5342"/>
    </style:style>
    <style:style style:name="T13" style:family="text">
      <style:text-properties fo:color="#ff33ff"/>
    </style:style>
    <style:style style:name="T14" style:family="text">
      <style:text-properties fo:color="#ff33ff" officeooo:rsid="00155e96"/>
    </style:style>
    <style:style style:name="T15" style:family="text">
      <style:text-properties fo:color="#ff33ff" officeooo:rsid="0019447d"/>
    </style:style>
    <style:style style:name="T16" style:family="text">
      <style:text-properties fo:color="#ff33ff" officeooo:rsid="001a8197"/>
    </style:style>
    <style:style style:name="T17" style:family="text">
      <style:text-properties fo:color="#ff33ff" officeooo:rsid="001a5342"/>
    </style:style>
    <style:style style:name="T18" style:family="text">
      <style:text-properties officeooo:rsid="0019447d"/>
    </style:style>
    <style:style style:name="T19" style:family="text">
      <style:text-properties officeooo:rsid="001a5342"/>
    </style:style>
    <style:style style:name="T20" style:family="text">
      <style:text-properties officeooo:rsid="001a8197"/>
    </style:style>
    <style:style style:name="T21" style:family="text">
      <style:text-properties officeooo:rsid="001bfefe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style:text-position="super 58%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0.1217in" fo:min-width="0.12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fill-color="#000000" draw:textarea-horizontal-align="justify" draw:textarea-vertical-align="middle" draw:auto-grow-height="false" fo:min-height="0.1217in" fo:min-width="0.12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0.1217in" fo:min-width="0.12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svg:stroke-color="#6666ff" draw:marker-start-width="0.1689in" draw:marker-end-width="0.1689in" draw:fill-color="#000000" draw:textarea-horizontal-align="justify" draw:textarea-vertical-align="middle" draw:auto-grow-height="false" fo:min-height="0.102in" fo:min-width="0.1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svg:stroke-color="#6666ff" draw:marker-start-width="0.1689in" draw:marker-end-width="0.1689in" draw:fill="solid" draw:fill-color="#000000" draw:textarea-horizontal-align="justify" draw:textarea-vertical-align="middle" draw:auto-grow-height="false" fo:min-height="0.102in" fo:min-width="0.1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201in" svg:stroke-color="#33ff99" draw:marker-start-width="0.1689in" draw:marker-end-width="0.1689in" draw:fill="solid" draw:fill-color="#000000" draw:textarea-horizontal-align="justify" draw:textarea-vertical-align="middle" draw:auto-grow-height="false" fo:min-height="0.102in" fo:min-width="0.1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201in" svg:stroke-color="#ff33ff" draw:marker-start-width="0.1689in" draw:marker-end-width="0.1689in" draw:fill-color="#ffffff" draw:textarea-horizontal-align="justify" draw:textarea-vertical-align="middle" draw:auto-grow-height="false" fo:min-height="0.102in" fo:min-width="0.1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201in" svg:stroke-color="#33ff99" draw:marker-start-width="0.1689in" draw:marker-end-width="0.1689in" draw:fill-color="#ffffff" draw:textarea-horizontal-align="justify" draw:textarea-vertical-align="middle" draw:auto-grow-height="false" fo:min-height="0.102in" fo:min-width="0.1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201in" svg:stroke-color="#ff33ff" draw:marker-start-width="0.1689in" draw:marker-end-width="0.1689in" draw:fill="solid" draw:fill-color="#000000" draw:textarea-horizontal-align="justify" draw:textarea-vertical-align="middle" draw:auto-grow-height="false" fo:min-height="0.102in" fo:min-width="0.1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2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000000" fo:min-height="0.23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6898in" fo:min-width="0.09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76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dash" draw:stroke-dash="Fine_20_Dashed"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color="#000000" draw:fill-color="#000000" draw:textarea-horizontal-align="justify" draw:textarea-vertical-align="middle" draw:auto-grow-height="false" fo:min-height="0.1217in" fo:min-width="0.121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nstrained</text:span> Uniform Properties of Sets</text:p>
      <text:p text:style-name="P3">by Sven Nilsen, 2019</text:p>
      <text:p text:style-name="P2"/>
      <text:p text:style-name="P7">In this paper I <text:span text:style-name="T21">represent a general method to prove soundness of constrained uniform solvers and a general method to solve constrained uniform problems with unconstrained uniform solvers.</text:span></text:p>
      <text:p text:style-name="P2"/>
      <text:p text:style-name="P8">Constrained uniform properties <text:span text:style-name="T19">of sets</text:span> can be translated into uniformed properties<text:span text:style-name="T23"><text:reference-ref text:reference-format="text" text:ref-name="1">[1]</text:reference-ref></text:span> <text:span text:style-name="T4">(unconstrained)</text:span>:</text:p>
      <text:p text:style-name="P14"/>
      <text:p text:style-name="P15"><text:tab/><text:span text:style-name="T2">p’</text:span>(x) <text:tab/><text:span text:style-name="T2">=<text:tab/></text:span><text:span text:style-name="T6">p</text:span><text:span text:style-name="T5">(x) </text:span><text:span text:style-name="T6">∧ q</text:span><text:span text:style-name="T5">(x)</text:span> <text:s text:c="2"/><text:span text:style-name="T2">∨</text:span></text:p>
      <text:p text:style-name="P15"><text:span text:style-name="T2"><text:tab/><text:tab/><text:tab/></text:span><text:span text:style-name="T10">S( </text:span><text:span text:style-name="T9">\(</text:span><text:span text:style-name="T12">y</text:span><text:span text:style-name="T9">) = </text:span><text:span text:style-name="T10">p</text:span><text:span text:style-name="T9">(</text:span><text:span text:style-name="T12">y</text:span><text:span text:style-name="T9">) </text:span><text:span text:style-name="T10">∧ q</text:span><text:span text:style-name="T9">(</text:span><text:span text:style-name="T12">y</text:span><text:span text:style-name="T9">) </text:span><text:span text:style-name="T10">)</text:span><text:span text:style-name="T9">(x) </text:span><text:span text:style-name="T10">∧ ¬S(S( </text:span><text:span text:style-name="T9">\(</text:span><text:span text:style-name="T12">z</text:span><text:span text:style-name="T9">) = </text:span><text:span text:style-name="T10">p</text:span><text:span text:style-name="T9">(</text:span><text:span text:style-name="T12">z</text:span><text:span text:style-name="T9">) </text:span><text:span text:style-name="T10">∧ q</text:span><text:span text:style-name="T9">(</text:span><text:span text:style-name="T12">z</text:span><text:span text:style-name="T9">) </text:span><text:span text:style-name="T10">))</text:span><text:span text:style-name="T9">(x) </text:span><text:span text:style-name="T10">∧ ¬q</text:span><text:span text:style-name="T9">(x)</text:span> <text:s text:c="2"/><text:span text:style-name="T2">∨</text:span></text:p>
      <text:p text:style-name="P15"><text:span text:style-name="T2"><text:tab/><text:tab/><text:tab/></text:span><text:span text:style-name="T14">S( </text:span><text:span text:style-name="T13">\(</text:span><text:span text:style-name="T17">v</text:span><text:span text:style-name="T13">) = </text:span><text:span text:style-name="T14">S( </text:span><text:span text:style-name="T13">\(</text:span><text:span text:style-name="T17">w</text:span><text:span text:style-name="T13">) = </text:span><text:span text:style-name="T14">p</text:span><text:span text:style-name="T13">(</text:span><text:span text:style-name="T17">w</text:span><text:span text:style-name="T13">) </text:span><text:span text:style-name="T14">∧ q</text:span><text:span text:style-name="T13">(</text:span><text:span text:style-name="T17">w</text:span><text:span text:style-name="T13">) </text:span><text:span text:style-name="T14">)</text:span><text:span text:style-name="T13">(</text:span><text:span text:style-name="T17">v</text:span><text:span text:style-name="T13">) </text:span><text:span text:style-name="T14">∧ ¬q</text:span><text:span text:style-name="T13">(</text:span><text:span text:style-name="T17">v</text:span><text:span text:style-name="T13">) </text:span><text:span text:style-name="T14">)</text:span><text:span text:style-name="T13">(x)</text:span></text:p>
      <text:p text:style-name="P5"/>
      <text:p text:style-name="P14">Using Higher Order Operator Overloading<text:span text:style-name="T23"><text:reference-ref text:reference-format="text" text:ref-name="2">[2]</text:reference-ref></text:span> <text:span text:style-name="T18">and a visualization</text:span>, it becomes more <text:span text:style-name="T18">understandable</text:span>:</text:p>
      <text:p text:style-name="P13"/>
      <text:p text:style-name="P13"><draw:frame text:anchor-type="paragraph" draw:z-index="111" draw:name="Shape5" draw:style-name="gr13" draw:text-style-name="P25" svg:width="1.5106in" svg:height="0.2398in" svg:x="2.0201in" svg:y="0.1209in"><draw:text-box><text:p>p (active cells)</text:p></draw:text-box></draw:frame><draw:custom-shape text:anchor-type="paragraph" draw:z-index="123" draw:name="Shape1" draw:style-name="gr17" draw:text-style-name="P23" svg:width="0.1717in" svg:height="0.1717in" svg:x="1.7984in" svg:y="0.1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"><draw:frame text:anchor-type="paragraph" draw:z-index="110" draw:name="Shape4" draw:style-name="gr12" draw:text-style-name="P24" svg:width="1.4394in" svg:height="0.2441in" svg:x="3.5882in" svg:y="0.1134in"><draw:text-box><text:p>q (container)</text:p></draw:text-box></draw:frame></text:p>
      <text:p text:style-name="P13"><draw:line text:anchor-type="paragraph" draw:z-index="107" draw:name="Shape3" draw:style-name="gr11" draw:text-style-name="P19" svg:x1="1.4335in" svg:y1="0.0728in" svg:x2="2.035in" svg:y2="1.161in"><text:p/></draw:line><draw:line text:anchor-type="paragraph" draw:z-index="109" draw:name="Shape3" draw:style-name="gr11" draw:text-style-name="P19" svg:x1="2.8146in" svg:y1="1.1827in" svg:x2="3.5307in" svg:y2="0.102in"><text:p/></draw:line></text:p>
      <text:p text:style-name="P13"><draw:line text:anchor-type="paragraph" draw:z-index="0" draw:name="Shape2" draw:style-name="gr1" draw:text-style-name="P19" svg:x1="3.5236in" svg:y1="1.1126in" svg:x2="3.3516in" svg:y2="0.8626in"><text:p/></draw:line><draw:line text:anchor-type="paragraph" draw:z-index="1" draw:name="Shape2" draw:style-name="gr1" draw:text-style-name="P19" svg:x1="3.1654in" svg:y1="1.1126in" svg:x2="3.3516in" svg:y2="0.8626in"><text:p/></draw:line><draw:line text:anchor-type="paragraph" draw:z-index="2" draw:name="Shape2" draw:style-name="gr1" draw:text-style-name="P19" svg:x1="3.1654in" svg:y1="1.1122in" svg:x2="3.0291in" svg:y2="0.8547in"><text:p/></draw:line><draw:line text:anchor-type="paragraph" draw:z-index="3" draw:name="Shape2" draw:style-name="gr1" draw:text-style-name="P19" svg:x1="2.8646in" svg:y1="1.0913in" svg:x2="3.0291in" svg:y2="0.8547in"><text:p/></draw:line><draw:line text:anchor-type="paragraph" draw:z-index="4" draw:name="Shape2" draw:style-name="gr1" draw:text-style-name="P19" svg:x1="2.8646in" svg:y1="1.0913in" svg:x2="2.7283in" svg:y2="0.8839in"><text:p/></draw:line><draw:line text:anchor-type="paragraph" draw:z-index="5" draw:name="Shape2" draw:style-name="gr1" draw:text-style-name="P19" svg:x1="2.55in" svg:y1="1.0984in" svg:x2="2.7283in" svg:y2="0.8839in"><text:p/></draw:line><draw:line text:anchor-type="paragraph" draw:z-index="6" draw:name="Shape2" draw:style-name="gr1" draw:text-style-name="P19" svg:x1="2.55in" svg:y1="1.0988in" svg:x2="2.4209in" svg:y2="0.8626in"><text:p/></draw:line><draw:line text:anchor-type="paragraph" draw:z-index="7" draw:name="Shape2" draw:style-name="gr1" draw:text-style-name="P19" svg:x1="2.2709in" svg:y1="1.1055in" svg:x2="2.4209in" svg:y2="0.8626in"><text:p/></draw:line><draw:line text:anchor-type="paragraph" draw:z-index="8" draw:name="Shape2" draw:style-name="gr1" draw:text-style-name="P19" svg:x1="2.2709in" svg:y1="1.1055in" svg:x2="2.1417in" svg:y2="0.8693in"><text:p/></draw:line><draw:line text:anchor-type="paragraph" draw:z-index="9" draw:name="Shape2" draw:style-name="gr1" draw:text-style-name="P19" svg:x1="1.9839in" svg:y1="1.0984in" svg:x2="2.1413in" svg:y2="0.8693in"><text:p/></draw:line><draw:line text:anchor-type="paragraph" draw:z-index="10" draw:name="Shape2" draw:style-name="gr1" draw:text-style-name="P19" svg:x1="1.9839in" svg:y1="1.0988in" svg:x2="1.8409in" svg:y2="0.8626in"><text:p/></draw:line><draw:line text:anchor-type="paragraph" draw:z-index="11" draw:name="Shape2" draw:style-name="gr1" draw:text-style-name="P19" svg:x1="1.698in" svg:y1="1.1055in" svg:x2="1.8409in" svg:y2="0.8626in"><text:p/></draw:line><draw:line text:anchor-type="paragraph" draw:z-index="12" draw:name="Shape2" draw:style-name="gr1" draw:text-style-name="P19" svg:x1="1.698in" svg:y1="1.1055in" svg:x2="1.5335in" svg:y2="0.8693in"><text:p/></draw:line><draw:line text:anchor-type="paragraph" draw:z-index="13" draw:name="Shape2" draw:style-name="gr1" draw:text-style-name="P19" svg:x1="1.3689in" svg:y1="1.0913in" svg:x2="1.5335in" svg:y2="0.8693in"><text:p/></draw:line><draw:line text:anchor-type="paragraph" draw:z-index="14" draw:name="Shape2" draw:style-name="gr1" draw:text-style-name="P19" svg:x1="1.3689in" svg:y1="1.0913in" svg:x2="1.2472in" svg:y2="0.8693in"><text:p/></draw:line><draw:line text:anchor-type="paragraph" draw:z-index="15" draw:name="Shape2" draw:style-name="gr1" draw:text-style-name="P19" svg:x1="1.0681in" svg:y1="1.0913in" svg:x2="1.2472in" svg:y2="0.8693in"><text:p/></draw:line><draw:line text:anchor-type="paragraph" draw:z-index="16" draw:name="Shape2" draw:style-name="gr1" draw:text-style-name="P19" svg:x1="1.0898in" svg:y1="0.6402in" svg:x2="1.2472in" svg:y2="0.8693in"><text:p/></draw:line><draw:line text:anchor-type="paragraph" draw:z-index="17" draw:name="Shape2" draw:style-name="gr1" draw:text-style-name="P19" svg:x1="1.3972in" svg:y1="0.6402in" svg:x2="1.2472in" svg:y2="0.8693in"><text:p/></draw:line><draw:line text:anchor-type="paragraph" draw:z-index="18" draw:name="Shape2" draw:style-name="gr1" draw:text-style-name="P19" svg:x1="1.3972in" svg:y1="0.6402in" svg:x2="1.5335in" svg:y2="0.8693in"><text:p/></draw:line><draw:line text:anchor-type="paragraph" draw:z-index="19" draw:name="Shape2" draw:style-name="gr1" draw:text-style-name="P19" svg:x1="1.7051in" svg:y1="0.6402in" svg:x2="1.5335in" svg:y2="0.8693in"><text:p/></draw:line><draw:line text:anchor-type="paragraph" draw:z-index="20" draw:name="Shape2" draw:style-name="gr1" draw:text-style-name="P19" svg:x1="1.7047in" svg:y1="0.6402in" svg:x2="1.8409in" svg:y2="0.8622in"><text:p/></draw:line><draw:line text:anchor-type="paragraph" draw:z-index="21" draw:name="Shape2" draw:style-name="gr1" draw:text-style-name="P19" svg:x1="1.9984in" svg:y1="0.6547in" svg:x2="1.8409in" svg:y2="0.8622in"><text:p/></draw:line><draw:line text:anchor-type="paragraph" draw:z-index="22" draw:name="Shape2" draw:style-name="gr1" draw:text-style-name="P19" svg:x1="1.9984in" svg:y1="0.6547in" svg:x2="2.1413in" svg:y2="0.8693in"><text:p/></draw:line><draw:line text:anchor-type="paragraph" draw:z-index="23" draw:name="Shape2" draw:style-name="gr1" draw:text-style-name="P19" svg:x1="2.278in" svg:y1="0.6472in" svg:x2="2.1417in" svg:y2="0.8693in"><text:p/></draw:line><draw:line text:anchor-type="paragraph" draw:z-index="24" draw:name="Shape2" draw:style-name="gr1" draw:text-style-name="P19" svg:x1="2.278in" svg:y1="0.6472in" svg:x2="2.4209in" svg:y2="0.8626in"><text:p/></draw:line><draw:line text:anchor-type="paragraph" draw:z-index="25" draw:name="Shape2" draw:style-name="gr1" draw:text-style-name="P19" svg:x1="2.5717in" svg:y1="0.6402in" svg:x2="2.4209in" svg:y2="0.8622in"><text:p/></draw:line><draw:line text:anchor-type="paragraph" draw:z-index="26" draw:name="Shape2" draw:style-name="gr1" draw:text-style-name="P19" svg:x1="2.5717in" svg:y1="0.6402in" svg:x2="2.7287in" svg:y2="0.8839in"><text:p/></draw:line><draw:line text:anchor-type="paragraph" draw:z-index="27" draw:name="Shape2" draw:style-name="gr1" draw:text-style-name="P19" svg:x1="2.8929in" svg:y1="0.6402in" svg:x2="2.7283in" svg:y2="0.8839in"><text:p/></draw:line><draw:line text:anchor-type="paragraph" draw:z-index="28" draw:name="Shape2" draw:style-name="gr1" draw:text-style-name="P19" svg:x1="2.8929in" svg:y1="0.6402in" svg:x2="3.0291in" svg:y2="0.8547in"><text:p/></draw:line><draw:line text:anchor-type="paragraph" draw:z-index="29" draw:name="Shape2" draw:style-name="gr1" draw:text-style-name="P19" svg:x1="3.2012in" svg:y1="0.6189in" svg:x2="3.0291in" svg:y2="0.8551in"><text:p/></draw:line><draw:line text:anchor-type="paragraph" draw:z-index="30" draw:name="Shape2" draw:style-name="gr1" draw:text-style-name="P19" svg:x1="3.2016in" svg:y1="0.6189in" svg:x2="3.3516in" svg:y2="0.8626in"><text:p/></draw:line><draw:line text:anchor-type="paragraph" draw:z-index="31" draw:name="Shape2" draw:style-name="gr1" draw:text-style-name="P19" svg:x1="3.5445in" svg:y1="0.6256in" svg:x2="3.3516in" svg:y2="0.8622in"><text:p/></draw:line><draw:line text:anchor-type="paragraph" draw:z-index="32" draw:name="Shape2" draw:style-name="gr1" draw:text-style-name="P19" svg:x1="3.5445in" svg:y1="0.6256in" svg:x2="3.3661in" svg:y2="0.3681in"><text:p/></draw:line><draw:line text:anchor-type="paragraph" draw:z-index="33" draw:name="Shape2" draw:style-name="gr1" draw:text-style-name="P19" svg:x1="3.2016in" svg:y1="0.6189in" svg:x2="3.3661in" svg:y2="0.3681in"><text:p/></draw:line><draw:line text:anchor-type="paragraph" draw:z-index="34" draw:name="Shape2" draw:style-name="gr1" draw:text-style-name="P19" svg:x1="3.2016in" svg:y1="0.6189in" svg:x2="3.0654in" svg:y2="0.3898in"><text:p/></draw:line><draw:line text:anchor-type="paragraph" draw:z-index="35" draw:name="Shape2" draw:style-name="gr1" draw:text-style-name="P19" svg:x1="2.8929in" svg:y1="0.6406in" svg:x2="3.065in" svg:y2="0.3898in"><text:p/></draw:line><draw:line text:anchor-type="paragraph" draw:z-index="36" draw:name="Shape2" draw:style-name="gr1" draw:text-style-name="P19" svg:x1="2.8929in" svg:y1="0.6406in" svg:x2="2.75in" svg:y2="0.4043in"><text:p/></draw:line><draw:line text:anchor-type="paragraph" draw:z-index="37" draw:name="Shape2" draw:style-name="gr1" draw:text-style-name="P19" svg:x1="2.5717in" svg:y1="0.6406in" svg:x2="2.75in" svg:y2="0.4043in"><text:p/></draw:line><draw:line text:anchor-type="paragraph" draw:z-index="38" draw:name="Shape2" draw:style-name="gr1" draw:text-style-name="P19" svg:x1="2.5717in" svg:y1="0.6402in" svg:x2="2.4571in" svg:y2="0.3827in"><text:p/></draw:line><draw:line text:anchor-type="paragraph" draw:z-index="39" draw:name="Shape2" draw:style-name="gr1" draw:text-style-name="P19" svg:x1="2.278in" svg:y1="0.6472in" svg:x2="2.4571in" svg:y2="0.3827in"><text:p/></draw:line><draw:line text:anchor-type="paragraph" draw:z-index="40" draw:name="Shape2" draw:style-name="gr1" draw:text-style-name="P19" svg:x1="2.2776in" svg:y1="0.6472in" svg:x2="2.1701in" svg:y2="0.4043in"><text:p/></draw:line><draw:line text:anchor-type="paragraph" draw:z-index="41" draw:name="Shape2" draw:style-name="gr1" draw:text-style-name="P19" svg:x1="1.9984in" svg:y1="0.6551in" svg:x2="2.1701in" svg:y2="0.4043in"><text:p/></draw:line><draw:line text:anchor-type="paragraph" draw:z-index="42" draw:name="Shape2" draw:style-name="gr1" draw:text-style-name="P19" svg:x1="1.9984in" svg:y1="0.6547in" svg:x2="1.8693in" svg:y2="0.3972in"><text:p/></draw:line><draw:line text:anchor-type="paragraph" draw:z-index="43" draw:name="Shape2" draw:style-name="gr1" draw:text-style-name="P19" svg:x1="1.7047in" svg:y1="0.6402in" svg:x2="1.8693in" svg:y2="0.3972in"><text:p/></draw:line><draw:line text:anchor-type="paragraph" draw:z-index="44" draw:name="Shape2" draw:style-name="gr1" draw:text-style-name="P19" svg:x1="1.7051in" svg:y1="0.6406in" svg:x2="1.5835in" svg:y2="0.3898in"><text:p/></draw:line><draw:line text:anchor-type="paragraph" draw:z-index="45" draw:name="Shape2" draw:style-name="gr1" draw:text-style-name="P19" svg:x1="1.3972in" svg:y1="0.6406in" svg:x2="1.5835in" svg:y2="0.3898in"><text:p/></draw:line><draw:line text:anchor-type="paragraph" draw:z-index="46" draw:name="Shape2" draw:style-name="gr1" draw:text-style-name="P19" svg:x1="1.3972in" svg:y1="0.6402in" svg:x2="1.2689in" svg:y2="0.3756in"><text:p/></draw:line><draw:line text:anchor-type="paragraph" draw:z-index="47" draw:name="Shape2" draw:style-name="gr1" draw:text-style-name="P19" svg:x1="1.0898in" svg:y1="0.6402in" svg:x2="1.2689in" svg:y2="0.3756in"><text:p/></draw:line><draw:line text:anchor-type="paragraph" draw:z-index="48" draw:name="Shape2" draw:style-name="gr1" draw:text-style-name="P19" svg:x1="1.4189in" svg:y1="0.1535in" svg:x2="1.5835in" svg:y2="0.3898in"><text:p/></draw:line><draw:line text:anchor-type="paragraph" draw:z-index="49" draw:name="Shape2" draw:style-name="gr1" draw:text-style-name="P19" svg:x1="1.7126in" svg:y1="0.1398in" svg:x2="1.5835in" svg:y2="0.3898in"><text:p/></draw:line><draw:line text:anchor-type="paragraph" draw:z-index="50" draw:name="Shape2" draw:style-name="gr1" draw:text-style-name="P19" svg:x1="1.7126in" svg:y1="0.1398in" svg:x2="1.8697in" svg:y2="0.3972in"><text:p/></draw:line><draw:line text:anchor-type="paragraph" draw:z-index="51" draw:name="Shape2" draw:style-name="gr1" draw:text-style-name="P19" svg:x1="2.0413in" svg:y1="0.1535in" svg:x2="1.8693in" svg:y2="0.3972in"><text:p/></draw:line><draw:line text:anchor-type="paragraph" draw:z-index="52" draw:name="Shape2" draw:style-name="gr1" draw:text-style-name="P19" svg:x1="2.0417in" svg:y1="0.1535in" svg:x2="2.1701in" svg:y2="0.4043in"><text:p/></draw:line><draw:line text:anchor-type="paragraph" draw:z-index="53" draw:name="Shape2" draw:style-name="gr1" draw:text-style-name="P19" svg:x1="2.3138in" svg:y1="0.1535in" svg:x2="2.1701in" svg:y2="0.4043in"><text:p/></draw:line><draw:line text:anchor-type="paragraph" draw:z-index="54" draw:name="Shape2" draw:style-name="gr1" draw:text-style-name="P19" svg:x1="2.3138in" svg:y1="0.1535in" svg:x2="2.4567in" svg:y2="0.3827in"><text:p/></draw:line><draw:line text:anchor-type="paragraph" draw:z-index="55" draw:name="Shape2" draw:style-name="gr1" draw:text-style-name="P19" svg:x1="2.6in" svg:y1="0.1535in" svg:x2="2.4571in" svg:y2="0.3827in"><text:p/></draw:line><draw:line text:anchor-type="paragraph" draw:z-index="56" draw:name="Shape2" draw:style-name="gr1" draw:text-style-name="P19" svg:x1="2.6in" svg:y1="0.1535in" svg:x2="2.75in" svg:y2="0.4043in"><text:p/></draw:line><draw:line text:anchor-type="paragraph" draw:z-index="57" draw:name="Shape2" draw:style-name="gr1" draw:text-style-name="P19" svg:x1="2.9146in" svg:y1="0.1465in" svg:x2="2.75in" svg:y2="0.4039in"><text:p/></draw:line><draw:line text:anchor-type="paragraph" draw:z-index="58" draw:name="Shape2" draw:style-name="gr1" draw:text-style-name="P19" svg:x1="2.9146in" svg:y1="0.1465in" svg:x2="3.0654in" svg:y2="0.3894in"><text:p/></draw:line><draw:line text:anchor-type="paragraph" draw:z-index="59" draw:name="Shape2" draw:style-name="gr1" draw:text-style-name="P19" svg:x1="3.2228in" svg:y1="0.1465in" svg:x2="3.0654in" svg:y2="0.3894in"><text:p/></draw:line><draw:line text:anchor-type="paragraph" draw:z-index="60" draw:name="Shape2" draw:style-name="gr1" draw:text-style-name="P19" svg:x1="3.2228in" svg:y1="0.1465in" svg:x2="3.3657in" svg:y2="0.3681in"><text:p/></draw:line><draw:line text:anchor-type="paragraph" draw:z-index="61" draw:name="Shape2" draw:style-name="gr1" draw:text-style-name="P19" svg:x1="3.5307in" svg:y1="0.1252in" svg:x2="3.3661in" svg:y2="0.3681in"><text:p/></draw:line><draw:line text:anchor-type="paragraph" draw:z-index="62" draw:name="Shape2" draw:style-name="gr1" draw:text-style-name="P19" svg:x1="1.4189in" svg:y1="0.1535in" svg:x2="1.2689in" svg:y2="0.3756in"><text:p/></draw:line><draw:line text:anchor-type="paragraph" draw:z-index="63" draw:name="Shape2" draw:style-name="gr1" draw:text-style-name="P19" svg:x1="1.1398in" svg:y1="0.1398in" svg:x2="1.2689in" svg:y2="0.376in"><text:p/></draw:line><draw:custom-shape text:anchor-type="paragraph" draw:z-index="64" draw:name="Shape1" draw:style-name="gr2" draw:text-style-name="P20" svg:width="0.1717in" svg:height="0.1717in" svg:x="1.0465in" svg:y="0.0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name="Shape1" draw:style-name="gr3" draw:text-style-name="P21" svg:width="0.1717in" svg:height="0.1717in" svg:x="1.3402in" svg:y="0.0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name="Shape1" draw:style-name="gr4" draw:text-style-name="P22" svg:width="0.1717in" svg:height="0.1717in" svg:x="1.6339in" svg:y="0.0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name="Shape1" draw:style-name="gr2" draw:text-style-name="P20" svg:width="0.1717in" svg:height="0.1717in" svg:x="1.9563in" svg:y="0.0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" draw:name="Shape1" draw:style-name="gr2" draw:text-style-name="P20" svg:width="0.1717in" svg:height="0.1717in" svg:x="2.2354in" svg:y="0.0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" draw:name="Shape1" draw:style-name="gr5" draw:text-style-name="P23" svg:width="0.1717in" svg:height="0.1717in" svg:x="2.5291in" svg:y="0.0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name="Shape1" draw:style-name="gr2" draw:text-style-name="P20" svg:width="0.1717in" svg:height="0.1717in" svg:x="2.8366in" svg:y="0.0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" draw:name="Shape1" draw:style-name="gr2" draw:text-style-name="P20" svg:width="0.1717in" svg:height="0.1717in" svg:x="3.1445in" svg:y="0.0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name="Shape1" draw:style-name="gr2" draw:text-style-name="P20" svg:width="0.1717in" svg:height="0.1717in" svg:x="3.4453in" svg:y="0.0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name="Shape1" draw:style-name="gr3" draw:text-style-name="P21" svg:width="0.1717in" svg:height="0.1717in" svg:x="1.1827in" svg:y="0.3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name="Shape1" draw:style-name="gr2" draw:text-style-name="P20" svg:width="0.1717in" svg:height="0.1717in" svg:x="1.4902in" svg:y="0.3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name="Shape1" draw:style-name="gr6" draw:text-style-name="P21" svg:width="0.1717in" svg:height="0.1717in" svg:x="1.7839in" svg:y="0.307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6" draw:name="Shape1" draw:style-name="gr6" draw:text-style-name="P21" svg:width="0.1717in" svg:height="0.1717in" svg:x="2.0846in" svg:y="0.3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" draw:name="Shape1" draw:style-name="gr6" draw:text-style-name="P21" svg:width="0.1717in" svg:height="0.1717in" svg:x="2.3717in" svg:y="0.3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name="Shape1" draw:style-name="gr6" draw:text-style-name="P21" svg:width="0.1717in" svg:height="0.1717in" svg:x="2.6654in" svg:y="0.3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" draw:name="Shape1" draw:style-name="gr2" draw:text-style-name="P20" svg:width="0.1717in" svg:height="0.1717in" svg:x="2.9807in" svg:y="0.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name="Shape1" draw:style-name="gr2" draw:text-style-name="P20" svg:width="0.1717in" svg:height="0.1717in" svg:x="3.2953in" svg:y="0.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" draw:name="Shape1" draw:style-name="gr2" draw:text-style-name="P20" svg:width="0.1717in" svg:height="0.1717in" svg:x="1.0118in" svg:y="0.57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name="Shape1" draw:style-name="gr2" draw:text-style-name="P20" svg:width="0.1717in" svg:height="0.1717in" svg:x="1.3055in" svg:y="0.57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name="Shape1" draw:style-name="gr7" draw:text-style-name="P21" svg:width="0.1717in" svg:height="0.1717in" svg:x="1.6201in" svg:y="0.57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4" draw:name="Shape1" draw:style-name="gr6" draw:text-style-name="P21" svg:width="0.1717in" svg:height="0.1717in" svg:x="1.928in" svg:y="0.57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" draw:name="Shape1" draw:style-name="gr6" draw:text-style-name="P21" svg:width="0.1717in" svg:height="0.1717in" svg:x="2.2071in" svg:y="0.56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" draw:name="Shape1" draw:style-name="gr6" draw:text-style-name="P21" svg:width="0.1717in" svg:height="0.1717in" svg:x="2.4929in" svg:y="0.56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7" draw:name="Shape1" draw:style-name="gr6" draw:text-style-name="P21" svg:width="0.1717in" svg:height="0.1717in" svg:x="2.8083in" svg:y="0.56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" draw:name="Shape1" draw:style-name="gr2" draw:text-style-name="P20" svg:width="0.1717in" svg:height="0.1717in" svg:x="3.1236in" svg:y="0.5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9" draw:name="Shape1" draw:style-name="gr3" draw:text-style-name="P21" svg:width="0.1717in" svg:height="0.1717in" svg:x="3.4744in" svg:y="0.5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0" draw:name="Shape1" draw:style-name="gr3" draw:text-style-name="P21" svg:width="0.1717in" svg:height="0.1717in" svg:x="1.1693in" svg:y="0.78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" draw:name="Shape1" draw:style-name="gr8" draw:text-style-name="P20" svg:width="0.1717in" svg:height="0.1717in" svg:x="1.4634in" svg:y="0.7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" draw:name="Shape1" draw:style-name="gr9" draw:text-style-name="P20" svg:width="0.1717in" svg:height="0.1717in" svg:x="1.7638in" svg:y="0.78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" draw:name="Shape1" draw:style-name="gr6" draw:text-style-name="P21" svg:width="0.1717in" svg:height="0.1717in" svg:x="2.0646in" svg:y="0.78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" draw:name="Shape1" draw:style-name="gr6" draw:text-style-name="P21" svg:width="0.1717in" svg:height="0.1717in" svg:x="2.3437in" svg:y="0.78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" draw:name="Shape1" draw:style-name="gr6" draw:text-style-name="P21" svg:width="0.1717in" svg:height="0.1717in" svg:x="2.6366in" svg:y="0.78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" draw:name="Shape1" draw:style-name="gr7" draw:text-style-name="P21" svg:width="0.1717in" svg:height="0.1717in" svg:x="2.952in" svg:y="0.77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7" draw:name="Shape1" draw:style-name="gr3" draw:text-style-name="P21" svg:width="0.1717in" svg:height="0.1717in" svg:x="3.2811in" svg:y="0.77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8" draw:name="Shape1" draw:style-name="gr3" draw:text-style-name="P21" svg:width="0.1717in" svg:height="0.1717in" svg:x="0.9835in" svg:y="1.0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9" draw:name="Shape1" draw:style-name="gr10" draw:text-style-name="P21" svg:width="0.1717in" svg:height="0.1717in" svg:x="1.2909in" svg:y="1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0" draw:name="Shape1" draw:style-name="gr10" draw:text-style-name="P21" svg:width="0.1717in" svg:height="0.1717in" svg:x="1.6134in" svg:y="1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" draw:name="Shape1" draw:style-name="gr9" draw:text-style-name="P20" svg:width="0.1717in" svg:height="0.1717in" svg:x="1.9in" svg:y="1.0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2" draw:name="Shape1" draw:style-name="gr7" draw:text-style-name="P21" svg:width="0.1717in" svg:height="0.1717in" svg:x="2.1862in" svg:y="1.0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3" draw:name="Shape1" draw:style-name="gr9" draw:text-style-name="P20" svg:width="0.1717in" svg:height="0.1717in" svg:x="2.4654in" svg:y="1.0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4" draw:name="Shape1" draw:style-name="gr9" draw:text-style-name="P20" svg:width="0.1717in" svg:height="0.1717in" svg:x="2.7728in" svg:y="1.0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5" draw:name="Shape1" draw:style-name="gr10" draw:text-style-name="P21" svg:width="0.1717in" svg:height="0.1717in" svg:x="3.0945in" svg:y="1.0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" draw:name="Shape1" draw:style-name="gr3" draw:text-style-name="P21" svg:width="0.1717in" svg:height="0.1717in" svg:x="3.4453in" svg:y="1.02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8" draw:name="Shape3" draw:style-name="gr11" draw:text-style-name="P19" svg:x1="2.8146in" svg:y1="0.9909in" svg:x2="2.0346in" svg:y2="0.9693in"><text:p/></draw:line><draw:custom-shape text:anchor-type="paragraph" draw:z-index="112" draw:name="Shape6" draw:style-name="gr14" svg:width="0.1862in" svg:height="0.7878in" svg:x="4.0528in" svg:y="0.209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114" draw:name="Shape3" draw:style-name="gr16" draw:text-style-name="P19" svg:x1="1.7409in" svg:y1="0.439in" svg:x2="1.5335in" svg:y2="0.5898in"><text:p/></draw:line><draw:line text:anchor-type="paragraph" draw:z-index="115" draw:name="Shape3" draw:style-name="gr16" draw:text-style-name="P19" svg:x1="1.8843in" svg:y1="1.2335in" svg:x2="1.5335in" svg:y2="0.5898in"><text:p/></draw:line><draw:line text:anchor-type="paragraph" draw:z-index="116" draw:name="Shape3" draw:style-name="gr16" draw:text-style-name="P19" svg:x1="1.8839in" svg:y1="1.2335in" svg:x2="2.9437in" svg:y2="1.248in"><text:p/></draw:line><draw:line text:anchor-type="paragraph" draw:z-index="117" draw:name="Shape3" draw:style-name="gr16" draw:text-style-name="P19" svg:x1="3.2012in" svg:y1="0.8189in" svg:x2="2.9437in" svg:y2="1.248in"><text:p/></draw:line><draw:line text:anchor-type="paragraph" draw:z-index="118" draw:name="Shape3" draw:style-name="gr16" draw:text-style-name="P19" svg:x1="3.2012in" svg:y1="0.8185in" svg:x2="3.0291in" svg:y2="0.6402in"><text:p/></draw:line><draw:line text:anchor-type="paragraph" draw:z-index="119" draw:name="Shape3" draw:style-name="gr16" draw:text-style-name="P19" svg:x1="1.1827in" svg:y1="1.2413in" svg:x2="1.5335in" svg:y2="0.5898in"><text:p/></draw:line><draw:line text:anchor-type="paragraph" draw:z-index="120" draw:name="Shape3" draw:style-name="gr16" draw:text-style-name="P19" svg:x1="1.1827in" svg:y1="1.2409in" svg:x2="1.8843in" svg:y2="1.2335in"><text:p/></draw:line><draw:line text:anchor-type="paragraph" draw:z-index="121" draw:name="Shape3" draw:style-name="gr16" draw:text-style-name="P19" svg:x1="3.2016in" svg:y1="0.8189in" svg:x2="3.4016in" svg:y2="1.2264in"><text:p/></draw:line><draw:line text:anchor-type="paragraph" draw:z-index="122" draw:name="Shape3" draw:style-name="gr16" draw:text-style-name="P19" svg:x1="2.9437in" svg:y1="1.248in" svg:x2="3.4012in" svg:y2="1.2264in"><text:p/></draw:line></text:p>
      <text:p text:style-name="P13"><draw:frame text:anchor-type="paragraph" draw:z-index="113" draw:name="Shape7" draw:style-name="gr15" draw:text-style-name="P24" svg:width="1.6539in" svg:height="0.7677in" svg:x="4.361in" svg:y="0.0898in"><draw:text-box><text:p>Dependencies:</text:p><text:p>Layers of cells depend on layers beneath</text:p></draw:text-box></draw:frame></text:p>
      <text:p text:style-name="P13"/>
      <text:p text:style-name="P13"/>
      <text:p text:style-name="P13"/>
      <text:p text:style-name="P13"/>
      <text:p text:style-name="P11"/>
      <text:p text:style-name="P8"/>
      <text:p text:style-name="P9"><text:tab/>p’<text:tab/>=<text:tab/><text:span text:style-name="T5">p ∧ q</text:span> <text:s text:c="2"/>∨ <text:s text:c="2"/><text:span text:style-name="T9">S(p ∧ q) ∧ ¬S(S(p ∧ q)) ∧ ¬q</text:span> <text:s text:c="2"/>∨ <text:s text:c="2"/><text:span text:style-name="T13">S(S(p ∧ q) ∧ ¬q)</text:span></text:p>
      <text:p text:style-name="P4"/>
      <text:p text:style-name="P4"><text:tab/><text:span text:style-name="T4">p’ : set → bool<text:tab/><text:tab/>Unconstrained uniform property</text:span></text:p>
      <text:p text:style-name="P4"><text:tab/><text:span text:style-name="T4">p : set → bool<text:tab/><text:tab/><text:tab/>Constrained uniform property</text:span></text:p>
      <text:p text:style-name="P4"><text:tab/><text:span text:style-name="T4">q : set → bool<text:tab/><text:tab/><text:tab/>Constraints</text:span></text:p>
      <text:p text:style-name="P4"/>
      <text:p text:style-name="P6"><text:tab/><text:span text:style-name="T6">p ∧ q<text:tab/><text:tab/><text:tab/><text:tab/><text:tab/>“</text:span><text:span text:style-name="T8">Evaluation condition</text:span><text:span text:style-name="T7">”</text:span></text:p>
      <text:p text:style-name="P6"><text:span text:style-name="T7"><text:tab/></text:span><text:span text:style-name="T10">S(p ∧ q) ∧ ¬S(S(p ∧ q)) ∧ ¬q<text:tab/><text:tab/>“</text:span><text:span text:style-name="T11">Termination condition”</text:span></text:p>
      <text:p text:style-name="P6"><text:span text:style-name="T11"><text:tab/></text:span><text:span text:style-name="T14">S(S(p ∧ q) ∧ ¬q)<text:tab/><text:tab/><text:tab/>“</text:span><text:span text:style-name="T16">Ignorance condition</text:span><text:span text:style-name="T15">”</text:span></text:p>
      <text:p text:style-name="P4"/>
      <text:p text:style-name="P8">The function `S(x)` <text:span text:style-name="T20">returns “all subsets of each set in a set” and is defined as:</text:span></text:p>
      <text:p text:style-name="P8"/>
      <text:p text:style-name="P10"><text:tab/><text:span text:style-name="T3">S(x : set → bool) = \(y : set) = y ∈ ∪ z : x { P(z) ∧ ¬z }</text:span></text:p>
      <text:p text:style-name="P10"/>
      <text:p text:style-name="P10"><text:tab/><text:span text:style-name="T4">S : (set → bool) → (set → bool)</text:span></text:p>
      <text:p text:style-name="P8"/>
      <text:p text:style-name="P12">Where `P` is the powerset operator<text:span text:style-name="T23"><text:reference-ref text:reference-format="text" text:ref-name="3">[3]</text:reference-ref></text:span>.</text:p>
      <text:p text:style-name="P16"/>
      <text:p text:style-name="P17">A uniform solver is a problem solver that assumes reductionism<text:span text:style-name="T23"><text:reference-ref text:reference-format="text" text:ref-name="4">[4]</text:reference-ref></text:span>. All constrained uniform solvers that satisfy the evaluation condition and the termination condition are sound. Constrained uniform problems can be solved with unconstrained uniform solvers by composing the 3 parts together as specified.</text:p>
      <text:h text:style-name="Heading_20_3" text:outline-level="3"><text:soft-page-break/>References:</text:h>
      <text:p text:style-name="P17"/>
      <text:p text:style-name="P17"><text:reference-mark-start text:name="1"/>[1]<text:reference-mark-end text:name="1"/><text:tab/>“Uniform Properties of Sets”</text:p>
      <text:p text:style-name="P17"><text:tab/>Sven Nilsen, 2018</text:p>
      <text:p text:style-name="P17"><text:tab/><text:a xlink:type="simple" xlink:href="https://github.com/advancedresearch/path_semantics/blob/master/papers-wip/uniform-properties-of-sets.pdf" text:style-name="Internet_20_link" text:visited-style-name="Visited_20_Internet_20_Link"><text:span text:style-name="T22">https://github.com/advancedresearch/path_semantics/blob/master/papers-wip/uniform-properties-of-sets.pdf</text:span></text:a></text:p>
      <text:p text:style-name="P17"/>
      <text:p text:style-name="P18"><text:reference-mark-start text:name="2"/>[2]<text:reference-mark-end text:name="2"/><text:tab/>“Higher Order Operator Overloading”</text:p>
      <text:p text:style-name="P18"><text:tab/>Sven Nilsen, 2018</text:p>
      <text:p text:style-name="P18"><text:tab/><text:a xlink:type="simple" xlink:href="https://github.com/advancedresearch/path_semantics/blob/master/papers-wip/higher-order-operator-overloading.pdf" text:style-name="Internet_20_link" text:visited-style-name="Visited_20_Internet_20_Link"><text:span text:style-name="T22">https://github.com/advancedresearch/path_semantics/blob/master/papers-wip/higher-order-operator-overloading.pdf</text:span></text:a></text:p>
      <text:p text:style-name="P18"/>
      <text:p text:style-name="P18"><text:reference-mark-start text:name="3"/>[3]<text:reference-mark-end text:name="3"/><text:tab/>“Power set”</text:p>
      <text:p text:style-name="P18"><text:tab/>Wikipedia</text:p>
      <text:p text:style-name="P18"><text:tab/><text:a xlink:type="simple" xlink:href="https://en.wikipedia.org/wiki/Power_set" text:style-name="Internet_20_link" text:visited-style-name="Visited_20_Internet_20_Link"><text:span text:style-name="T22">https://en.wikipedia.org/wiki/Power_set</text:span></text:a></text:p>
      <text:p text:style-name="P18"/>
      <text:p text:style-name="P18"><text:reference-mark-start text:name="4"/>[4]<text:reference-mark-end text:name="4"/><text:tab/>“Reductionism”</text:p>
      <text:p text:style-name="P18"><text:tab/>Wikipedia</text:p>
      <text:p text:style-name="P18"><text:tab/><text:a xlink:type="simple" xlink:href="https://en.wikipedia.org/wiki/Reductionism" text:style-name="Internet_20_link" text:visited-style-name="Visited_20_Internet_20_Link"><text:span text:style-name="T22">https://en.wikipedia.org/wiki/Reductionism</text:span></text:a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8T15:57:36.364264000</meta:creation-date>
    <dc:date>2019-07-28T18:02:51.028362000</dc:date>
    <meta:editing-duration>PT7M56S</meta:editing-duration>
    <meta:editing-cycles>1</meta:editing-cycles>
    <meta:document-statistic meta:table-count="0" meta:image-count="0" meta:object-count="0" meta:page-count="2" meta:paragraph-count="33" meta:word-count="287" meta:character-count="1897" meta:non-whitespace-character-count="1594"/>
    <meta:generator>LibreOffice/5.1.2.2$MacOSX_X86_64 LibreOffice_project/d3bf12ecb743fc0d20e0be0c58ca359301eb705f</meta:generator>
  </office:meta>
</office:document-meta>
</file>